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>
            <text:p>ErroEsq</text:p>
          </table:table-cell>
          <table:table-cell office:value-type="string">
            <text:p>velEsq</text:p>
          </table:table-cell>
          <table:table-cell office:value-type="string">
            <text:p>velEsq</text:p>
          </table:table-cell>
          <table:table-cell office:value-type="string">
            <text:p>vBaseEsq</text:p>
          </table:table-cell>
          <table:table-cell/>
          <table:table-cell office:value-type="string">
            <text:p>odoEsq</text:p>
          </table:table-cell>
          <table:table-cell office:value-type="string">
            <text:p>OdoDir</text:p>
          </table:table-cell>
          <table:table-cell office:value-type="string">
            <text:p>pwmE</text:p>
          </table:table-cell>
          <table:table-cell office:value-type="string">
            <text:p>pwmD</text:p>
          </table:table-cell>
          <table:table-cell office:value-type="string">
            <text:p>ErroEsq</text:p>
          </table:table-cell>
          <table:table-cell office:value-type="string">
            <text:p>ErroDir</text:p>
          </table:table-cell>
          <table:table-cell office:value-type="string">
            <text:p>velBase</text:p>
          </table:table-cell>
          <table:table-cell office:value-type="string">
            <text:p>VelBase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8b</text:p>
          </table:table-cell>
          <table:table-cell office:value-type="string">
            <text:p>120c</text:p>
          </table:table-cell>
          <table:table-cell office:value-type="string">
            <text:p>16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65">
            <text:p>165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24b</text:p>
          </table:table-cell>
          <table:table-cell office:value-type="string">
            <text:p>80c</text:p>
          </table:table-cell>
          <table:table-cell office:value-type="string">
            <text:p>12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60c</text:p>
          </table:table-cell>
          <table:table-cell office:value-type="string">
            <text:p>0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0c</text:p>
          </table:table-cell>
          <table:table-cell office:value-type="string">
            <text:p>2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20b</text:p>
          </table:table-cell>
          <table:table-cell office:value-type="string">
            <text:p>60c</text:p>
          </table:table-cell>
          <table:table-cell office:value-type="string">
            <text:p>10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20b</text:p>
          </table:table-cell>
          <table:table-cell office:value-type="string">
            <text:p>80c</text:p>
          </table:table-cell>
          <table:table-cell office:value-type="string">
            <text:p>12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90c</text:p>
          </table:table-cell>
          <table:table-cell office:value-type="string">
            <text:p>0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240">
            <text:p>240</text:p>
          </table:table-cell>
          <table:table-cell table:number-columns-repeated="3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10c</text:p>
          </table:table-cell>
          <table:table-cell office:value-type="string">
            <text:p>5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55">
            <text:p>55</text:p>
          </table:table-cell>
          <table:table-cell table:number-columns-repeated="4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20b</text:p>
          </table:table-cell>
          <table:table-cell office:value-type="string">
            <text:p>90c</text:p>
          </table:table-cell>
          <table:table-cell office:value-type="string">
            <text:p>13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20c</text:p>
          </table:table-cell>
          <table:table-cell office:value-type="string">
            <text:p>6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60c</text:p>
          </table:table-cell>
          <table:table-cell office:value-type="string">
            <text:p>0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52">
            <text:p>252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30c</text:p>
          </table:table-cell>
          <table:table-cell office:value-type="string">
            <text:p>7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80c</text:p>
          </table:table-cell>
          <table:table-cell office:value-type="string">
            <text:p>12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-10c</text:p>
          </table:table-cell>
          <table:table-cell office:value-type="string">
            <text:p>3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10c</text:p>
          </table:table-cell>
          <table:table-cell office:value-type="string">
            <text:p>5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90c</text:p>
          </table:table-cell>
          <table:table-cell office:value-type="string">
            <text:p>13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0c</text:p>
          </table:table-cell>
          <table:table-cell office:value-type="string">
            <text:p>4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20c</text:p>
          </table:table-cell>
          <table:table-cell office:value-type="string">
            <text:p>6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10c</text:p>
          </table:table-cell>
          <table:table-cell office:value-type="string">
            <text:p>5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55">
            <text:p>55</text:p>
          </table:table-cell>
          <table:table-cell table:number-columns-repeated="4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40c</text:p>
          </table:table-cell>
          <table:table-cell office:value-type="string">
            <text:p>8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10c</text:p>
          </table:table-cell>
          <table:table-cell office:value-type="string">
            <text:p>5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55">
            <text:p>55</text:p>
          </table:table-cell>
          <table:table-cell table:number-columns-repeated="4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20c</text:p>
          </table:table-cell>
          <table:table-cell office:value-type="string">
            <text:p>2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0c</text:p>
          </table:table-cell>
          <table:table-cell office:value-type="string">
            <text:p>6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40c</text:p>
          </table:table-cell>
          <table:table-cell office:value-type="string">
            <text:p>8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0c</text:p>
          </table:table-cell>
          <table:table-cell office:value-type="string">
            <text:p>3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10c</text:p>
          </table:table-cell>
          <table:table-cell office:value-type="string">
            <text:p>3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0c</text:p>
          </table:table-cell>
          <table:table-cell office:value-type="string">
            <text:p>2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10c</text:p>
          </table:table-cell>
          <table:table-cell office:value-type="string">
            <text:p>5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10c</text:p>
          </table:table-cell>
          <table:table-cell office:value-type="string">
            <text:p>3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0c</text:p>
          </table:table-cell>
          <table:table-cell office:value-type="string">
            <text:p>35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8b</text:p>
          </table:table-cell>
          <table:table-cell office:value-type="string">
            <text:p>-2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4b</text:p>
          </table:table-cell>
          <table:table-cell office:value-type="string">
            <text:p>-2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AVERAGE([.G21:.G34])" office:value-type="float" office:value="11.5">
            <text:p>11,5</text:p>
          </table:table-cell>
          <table:table-cell table:formula="of:=AVERAGE([.H21:.H34])" office:value-type="float" office:value="11.5714285714286">
            <text:p>11,5714285714</text:p>
          </table:table-cell>
          <table:table-cell table:formula="of:=AVERAGE([.I21:.I34])" office:value-type="float" office:value="50">
            <text:p>50</text:p>
          </table:table-cell>
          <table:table-cell table:formula="of:=AVERAGE([.J21:.J34])" office:value-type="float" office:value="52.1428571428571">
            <text:p>52,1428571429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([.G57]+[.H57])/2" office:value-type="float" office:value="11.5357142857143">
            <text:p>11,5357142857</text:p>
          </table:table-cell>
          <table:table-cell/>
          <table:table-cell table:formula="of:=([.I57]+[.J57])/2" office:value-type="float" office:value="51.0714285714286">
            <text:p>51,0714285714</text:p>
          </table:table-cell>
          <table:table-cell table:number-columns-repeated="1014"/>
        </table:table-row>
        <table:table-row table:style-name="ro2" table:number-rows-repeated="1048470">
          <table:table-cell table:number-columns-repeated="1024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1:40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3-10-09T11:06:31</meta:creation-date>
    <dc:date>2013-10-10T12:09:10</dc:date>
    <dc:creator>Rene </dc:creator>
    <meta:editing-duration>PT4H24M58S</meta:editing-duration>
    <meta:editing-cycles>5</meta:editing-cycles>
    <meta:generator>LibreOffice/4.0.2.2$Linux_x86 LibreOffice_project/400m0$Build-2</meta:generator>
    <meta:document-statistic meta:table-count="1" meta:cell-count="788" meta:object-count="0"/>
  </office:meta>
</office:document-meta>
</file>